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03b412" officeooo:paragraph-rsid="0003b412"/>
    </style:style>
    <style:style style:name="P2" style:family="paragraph" style:parent-style-name="Standard">
      <style:paragraph-properties fo:text-align="justify" style:justify-single-word="false"/>
      <style:text-properties officeooo:rsid="00081cde" officeooo:paragraph-rsid="00081cde"/>
    </style:style>
    <style:style style:name="P3" style:family="paragraph" style:parent-style-name="Standard">
      <style:paragraph-properties fo:text-align="justify" style:justify-single-word="false"/>
      <style:text-properties officeooo:rsid="00085c38" officeooo:paragraph-rsid="00085c38"/>
    </style:style>
    <style:style style:name="P4" style:family="paragraph" style:parent-style-name="Standard">
      <style:paragraph-properties fo:text-align="justify" style:justify-single-word="false"/>
      <style:text-properties officeooo:rsid="0009e24f" officeooo:paragraph-rsid="0009e24f"/>
    </style:style>
    <style:style style:name="P5" style:family="paragraph" style:parent-style-name="Standard">
      <style:paragraph-properties fo:text-align="justify" style:justify-single-word="false"/>
      <style:text-properties officeooo:rsid="000a856e" officeooo:paragraph-rsid="000a856e"/>
    </style:style>
    <style:style style:name="P6" style:family="paragraph" style:parent-style-name="Standard">
      <style:paragraph-properties fo:text-align="justify" style:justify-single-word="false"/>
      <style:text-properties officeooo:rsid="000cb204" officeooo:paragraph-rsid="000cb204"/>
    </style:style>
    <style:style style:name="P7" style:family="paragraph" style:parent-style-name="Standard">
      <style:paragraph-properties fo:text-align="justify" style:justify-single-word="false"/>
      <style:text-properties officeooo:rsid="000dc204" officeooo:paragraph-rsid="000dc204"/>
    </style:style>
    <style:style style:name="P8" style:family="paragraph" style:parent-style-name="Standard">
      <style:paragraph-properties fo:text-align="justify" style:justify-single-word="false"/>
      <style:text-properties officeooo:rsid="000e5b7b" officeooo:paragraph-rsid="000e5b7b"/>
    </style:style>
    <style:style style:name="P9" style:family="paragraph" style:parent-style-name="Standard">
      <style:paragraph-properties fo:text-align="justify" style:justify-single-word="false"/>
      <style:text-properties officeooo:rsid="000efca1" officeooo:paragraph-rsid="000efca1"/>
    </style:style>
    <style:style style:name="P10" style:family="paragraph" style:parent-style-name="Standard">
      <style:paragraph-properties fo:text-align="justify" style:justify-single-word="false"/>
      <style:text-properties officeooo:rsid="000efca1" officeooo:paragraph-rsid="00123324"/>
    </style:style>
    <style:style style:name="P11" style:family="paragraph" style:parent-style-name="Standard">
      <style:paragraph-properties fo:text-align="justify" style:justify-single-word="false"/>
      <style:text-properties officeooo:rsid="000efca1" officeooo:paragraph-rsid="0010a3e4"/>
    </style:style>
    <style:style style:name="P12" style:family="paragraph" style:parent-style-name="Standard">
      <style:paragraph-properties fo:text-align="justify" style:justify-single-word="false"/>
      <style:text-properties officeooo:rsid="0013be57" officeooo:paragraph-rsid="0013be57"/>
    </style:style>
    <style:style style:name="P13" style:family="paragraph" style:parent-style-name="Standard">
      <style:paragraph-properties fo:text-align="justify" style:justify-single-word="false"/>
      <style:text-properties officeooo:rsid="001573b3" officeooo:paragraph-rsid="001573b3"/>
    </style:style>
    <style:style style:name="P14" style:family="paragraph" style:parent-style-name="Standard">
      <style:paragraph-properties fo:text-align="justify" style:justify-single-word="false"/>
      <style:text-properties officeooo:rsid="00216c0f" officeooo:paragraph-rsid="00216c0f"/>
    </style:style>
    <style:style style:name="P15" style:family="paragraph" style:parent-style-name="Standard">
      <style:paragraph-properties fo:text-align="justify" style:justify-single-word="false"/>
      <style:text-properties officeooo:rsid="002450a8" officeooo:paragraph-rsid="002450a8"/>
    </style:style>
    <style:style style:name="P16" style:family="paragraph" style:parent-style-name="Standard">
      <style:paragraph-properties fo:text-align="justify" style:justify-single-word="false"/>
      <style:text-properties officeooo:rsid="00264658" officeooo:paragraph-rsid="00264658"/>
    </style:style>
    <style:style style:name="P17" style:family="paragraph" style:parent-style-name="Standard">
      <style:paragraph-properties fo:text-align="justify" style:justify-single-word="false"/>
      <style:text-properties officeooo:rsid="0026bf29" officeooo:paragraph-rsid="0026bf29"/>
    </style:style>
    <style:style style:name="P18" style:family="paragraph" style:parent-style-name="Standard">
      <style:paragraph-properties fo:text-align="justify" style:justify-single-word="false"/>
      <style:text-properties officeooo:rsid="0029762a" officeooo:paragraph-rsid="0029762a"/>
    </style:style>
    <style:style style:name="P19" style:family="paragraph" style:parent-style-name="Standard">
      <style:paragraph-properties fo:text-align="justify" style:justify-single-word="false"/>
      <style:text-properties officeooo:rsid="0032dce5" officeooo:paragraph-rsid="0032dce5"/>
    </style:style>
    <style:style style:name="P20" style:family="paragraph" style:parent-style-name="Standard">
      <style:paragraph-properties fo:text-align="justify" style:justify-single-word="false"/>
      <style:text-properties officeooo:rsid="00349fcc" officeooo:paragraph-rsid="00349fcc"/>
    </style:style>
    <style:style style:name="P21" style:family="paragraph" style:parent-style-name="Standard">
      <style:paragraph-properties fo:text-align="justify" style:justify-single-word="false"/>
      <style:text-properties officeooo:rsid="00364695" officeooo:paragraph-rsid="00364695"/>
    </style:style>
    <style:style style:name="P22" style:family="paragraph" style:parent-style-name="Standard">
      <style:paragraph-properties fo:text-align="justify" style:justify-single-word="false"/>
      <style:text-properties officeooo:rsid="0038bb80" officeooo:paragraph-rsid="0038bb80"/>
    </style:style>
    <style:style style:name="P23" style:family="paragraph" style:parent-style-name="Standard">
      <style:paragraph-properties fo:text-align="justify" style:justify-single-word="false"/>
      <style:text-properties officeooo:rsid="003b4737" officeooo:paragraph-rsid="003b4737"/>
    </style:style>
    <style:style style:name="P24" style:family="paragraph" style:parent-style-name="Standard">
      <style:paragraph-properties fo:text-align="justify" style:justify-single-word="false"/>
      <style:text-properties officeooo:rsid="003b938f" officeooo:paragraph-rsid="003b938f"/>
    </style:style>
    <style:style style:name="P25" style:family="paragraph" style:parent-style-name="Standard">
      <style:paragraph-properties fo:text-align="justify" style:justify-single-word="false"/>
      <style:text-properties officeooo:rsid="003cbcc9" officeooo:paragraph-rsid="003cbcc9"/>
    </style:style>
    <style:style style:name="P26" style:family="paragraph" style:parent-style-name="Standard">
      <style:paragraph-properties fo:text-align="justify" style:justify-single-word="false"/>
      <style:text-properties officeooo:rsid="003f7abd" officeooo:paragraph-rsid="003f7abd"/>
    </style:style>
    <style:style style:name="P27" style:family="paragraph" style:parent-style-name="Standard">
      <style:paragraph-properties fo:text-align="justify" style:justify-single-word="false"/>
      <style:text-properties officeooo:rsid="004065f3" officeooo:paragraph-rsid="0041d9d1"/>
    </style:style>
    <style:style style:name="P28" style:family="paragraph" style:parent-style-name="Standard">
      <style:paragraph-properties fo:text-align="justify" style:justify-single-word="false"/>
      <style:text-properties officeooo:rsid="0041d9d1" officeooo:paragraph-rsid="0041d9d1"/>
    </style:style>
    <style:style style:name="P29" style:family="paragraph" style:parent-style-name="Standard">
      <style:paragraph-properties fo:text-align="justify" style:justify-single-word="false"/>
      <style:text-properties officeooo:rsid="004328b1" officeooo:paragraph-rsid="004328b1"/>
    </style:style>
    <style:style style:name="P30" style:family="paragraph" style:parent-style-name="Standard">
      <style:paragraph-properties fo:text-align="justify" style:justify-single-word="false"/>
      <style:text-properties officeooo:rsid="0043b210" officeooo:paragraph-rsid="0043b210"/>
    </style:style>
    <style:style style:name="P31" style:family="paragraph" style:parent-style-name="Standard">
      <style:paragraph-properties fo:text-align="justify" style:justify-single-word="false"/>
      <style:text-properties officeooo:rsid="00451933" officeooo:paragraph-rsid="00451933"/>
    </style:style>
    <style:style style:name="P32" style:family="paragraph" style:parent-style-name="Standard">
      <style:paragraph-properties fo:text-align="justify" style:justify-single-word="false"/>
      <style:text-properties officeooo:rsid="0045e6be" officeooo:paragraph-rsid="0045e6be"/>
    </style:style>
    <style:style style:name="P33" style:family="paragraph" style:parent-style-name="Standard">
      <style:paragraph-properties fo:text-align="justify" style:justify-single-word="false"/>
      <style:text-properties officeooo:rsid="0046fb79" officeooo:paragraph-rsid="0046fb79"/>
    </style:style>
    <style:style style:name="P34" style:family="paragraph" style:parent-style-name="Standard">
      <style:paragraph-properties fo:text-align="justify" style:justify-single-word="false"/>
      <style:text-properties officeooo:rsid="0048c8c7" officeooo:paragraph-rsid="0048c8c7"/>
    </style:style>
    <style:style style:name="P35" style:family="paragraph" style:parent-style-name="Standard">
      <style:paragraph-properties fo:text-align="justify" style:justify-single-word="false"/>
      <style:text-properties officeooo:rsid="0049152a" officeooo:paragraph-rsid="0049152a"/>
    </style:style>
    <style:style style:name="P36" style:family="paragraph" style:parent-style-name="Standard">
      <style:paragraph-properties fo:text-align="justify" style:justify-single-word="false"/>
      <style:text-properties officeooo:rsid="004e622d" officeooo:paragraph-rsid="004e622d"/>
    </style:style>
    <style:style style:name="P37" style:family="paragraph" style:parent-style-name="Standard">
      <style:paragraph-properties fo:text-align="justify" style:justify-single-word="false"/>
      <style:text-properties officeooo:rsid="005221bc" officeooo:paragraph-rsid="005221bc"/>
    </style:style>
    <style:style style:name="P38" style:family="paragraph" style:parent-style-name="Standard">
      <style:paragraph-properties fo:text-align="justify" style:justify-single-word="false"/>
      <style:text-properties officeooo:rsid="005271bb" officeooo:paragraph-rsid="005271bb"/>
    </style:style>
    <style:style style:name="P39" style:family="paragraph" style:parent-style-name="Standard">
      <style:paragraph-properties fo:text-align="justify" style:justify-single-word="false"/>
      <style:text-properties officeooo:rsid="0055b980" officeooo:paragraph-rsid="0055b980"/>
    </style:style>
    <style:style style:name="P40" style:family="paragraph" style:parent-style-name="Standard">
      <style:paragraph-properties fo:text-align="justify" style:justify-single-word="false"/>
      <style:text-properties officeooo:rsid="0057d039" officeooo:paragraph-rsid="0057d039"/>
    </style:style>
    <style:style style:name="P41" style:family="paragraph" style:parent-style-name="Standard">
      <style:paragraph-properties fo:text-align="justify" style:justify-single-word="false"/>
      <style:text-properties officeooo:rsid="0059cd56" officeooo:paragraph-rsid="0059cd56"/>
    </style:style>
    <style:style style:name="P42" style:family="paragraph" style:parent-style-name="Standard">
      <style:paragraph-properties fo:text-align="justify" style:justify-single-word="false"/>
      <style:text-properties officeooo:rsid="005db2d4" officeooo:paragraph-rsid="005db2d4"/>
    </style:style>
    <style:style style:name="P43" style:family="paragraph" style:parent-style-name="Standard">
      <style:paragraph-properties fo:text-align="justify" style:justify-single-word="false"/>
      <style:text-properties officeooo:rsid="00603601" officeooo:paragraph-rsid="00603601"/>
    </style:style>
    <style:style style:name="P44" style:family="paragraph" style:parent-style-name="Standard">
      <style:paragraph-properties fo:text-align="justify" style:justify-single-word="false"/>
      <style:text-properties officeooo:rsid="00640bb7" officeooo:paragraph-rsid="00640bb7"/>
    </style:style>
    <style:style style:name="P45" style:family="paragraph" style:parent-style-name="Standard">
      <style:paragraph-properties fo:text-align="justify" style:justify-single-word="false"/>
      <style:text-properties officeooo:rsid="00658625" officeooo:paragraph-rsid="00658625"/>
    </style:style>
    <style:style style:name="P46" style:family="paragraph" style:parent-style-name="Standard">
      <style:paragraph-properties fo:text-align="justify" style:justify-single-word="false"/>
      <style:text-properties officeooo:rsid="0065d5ea" officeooo:paragraph-rsid="0065d5ea"/>
    </style:style>
    <style:style style:name="P47" style:family="paragraph" style:parent-style-name="Standard">
      <style:paragraph-properties fo:text-align="justify" style:justify-single-word="false"/>
      <style:text-properties officeooo:rsid="0065d5ea" officeooo:paragraph-rsid="00724b62"/>
    </style:style>
    <style:style style:name="P48" style:family="paragraph" style:parent-style-name="Standard">
      <style:paragraph-properties fo:text-align="justify" style:justify-single-word="false"/>
      <style:text-properties officeooo:rsid="00733b2e" officeooo:paragraph-rsid="00733b2e"/>
    </style:style>
    <style:style style:name="P49" style:family="paragraph" style:parent-style-name="Standard">
      <style:paragraph-properties fo:text-align="justify" style:justify-single-word="false"/>
      <style:text-properties officeooo:rsid="00733dd4" officeooo:paragraph-rsid="00733dd4"/>
    </style:style>
    <style:style style:name="P50" style:family="paragraph" style:parent-style-name="Standard">
      <style:paragraph-properties fo:text-align="justify" style:justify-single-word="false"/>
      <style:text-properties officeooo:rsid="00737a69" officeooo:paragraph-rsid="00737a69"/>
    </style:style>
    <style:style style:name="P51" style:family="paragraph" style:parent-style-name="Standard">
      <style:paragraph-properties fo:text-align="justify" style:justify-single-word="false"/>
      <style:text-properties officeooo:rsid="00754509" officeooo:paragraph-rsid="00754509"/>
    </style:style>
    <style:style style:name="P52" style:family="paragraph" style:parent-style-name="Standard">
      <style:paragraph-properties fo:text-align="justify" style:justify-single-word="false"/>
      <style:text-properties officeooo:rsid="0076e73c" officeooo:paragraph-rsid="0076e73c"/>
    </style:style>
    <style:style style:name="P53" style:family="paragraph" style:parent-style-name="Standard">
      <style:paragraph-properties fo:text-align="justify" style:justify-single-word="false"/>
      <style:text-properties officeooo:rsid="0078ef77" officeooo:paragraph-rsid="0078ef77"/>
    </style:style>
    <style:style style:name="P54" style:family="paragraph" style:parent-style-name="Standard">
      <style:paragraph-properties fo:text-align="justify" style:justify-single-word="false"/>
      <style:text-properties officeooo:rsid="007a85a3" officeooo:paragraph-rsid="007a85a3"/>
    </style:style>
    <style:style style:name="P55" style:family="paragraph" style:parent-style-name="Standard">
      <style:paragraph-properties fo:text-align="justify" style:justify-single-word="false"/>
      <style:text-properties officeooo:rsid="007c4134" officeooo:paragraph-rsid="007c4134"/>
    </style:style>
    <style:style style:name="P56" style:family="paragraph" style:parent-style-name="Standard">
      <style:paragraph-properties fo:text-align="justify" style:justify-single-word="false"/>
      <style:text-properties officeooo:rsid="007f3e8e" officeooo:paragraph-rsid="007f3e8e"/>
    </style:style>
    <style:style style:name="P57" style:family="paragraph" style:parent-style-name="Standard">
      <style:paragraph-properties fo:text-align="justify" style:justify-single-word="false"/>
      <style:text-properties officeooo:rsid="00858b9a" officeooo:paragraph-rsid="00858b9a"/>
    </style:style>
    <style:style style:name="P58" style:family="paragraph" style:parent-style-name="Standard">
      <style:paragraph-properties fo:text-align="justify" style:justify-single-word="false"/>
      <style:text-properties officeooo:rsid="0089af95" officeooo:paragraph-rsid="0089af95"/>
    </style:style>
    <style:style style:name="P59" style:family="paragraph" style:parent-style-name="Standard">
      <style:paragraph-properties fo:text-align="justify" style:justify-single-word="false"/>
      <style:text-properties officeooo:rsid="008bcde8" officeooo:paragraph-rsid="008bcde8"/>
    </style:style>
    <style:style style:name="P60" style:family="paragraph" style:parent-style-name="Standard">
      <style:paragraph-properties fo:text-align="justify" style:justify-single-word="false"/>
      <style:text-properties officeooo:rsid="008f9118" officeooo:paragraph-rsid="008f9118"/>
    </style:style>
    <style:style style:name="P61" style:family="paragraph" style:parent-style-name="Standard">
      <style:paragraph-properties fo:text-align="justify" style:justify-single-word="false"/>
      <style:text-properties officeooo:rsid="009187b3" officeooo:paragraph-rsid="009187b3"/>
    </style:style>
    <style:style style:name="P62" style:family="paragraph" style:parent-style-name="Standard">
      <style:paragraph-properties fo:text-align="justify" style:justify-single-word="false"/>
      <style:text-properties officeooo:rsid="00935729" officeooo:paragraph-rsid="00935729"/>
    </style:style>
    <style:style style:name="P63" style:family="paragraph" style:parent-style-name="Standard">
      <style:paragraph-properties fo:text-align="justify" style:justify-single-word="false"/>
      <style:text-properties officeooo:rsid="00949c4f" officeooo:paragraph-rsid="00949c4f"/>
    </style:style>
    <style:style style:name="P64" style:family="paragraph" style:parent-style-name="Standard">
      <style:paragraph-properties fo:text-align="justify" style:justify-single-word="false"/>
      <style:text-properties officeooo:rsid="009849c2" officeooo:paragraph-rsid="009849c2"/>
    </style:style>
    <style:style style:name="P65" style:family="paragraph" style:parent-style-name="Standard">
      <style:paragraph-properties fo:text-align="justify" style:justify-single-word="false"/>
      <style:text-properties officeooo:rsid="009849c2" officeooo:paragraph-rsid="00995482"/>
    </style:style>
    <style:style style:name="P66" style:family="paragraph" style:parent-style-name="Standard">
      <style:paragraph-properties fo:text-align="justify" style:justify-single-word="false"/>
      <style:text-properties officeooo:rsid="00989516" officeooo:paragraph-rsid="00989516"/>
    </style:style>
    <style:style style:name="T1" style:family="text">
      <style:text-properties officeooo:rsid="000a856e"/>
    </style:style>
    <style:style style:name="T2" style:family="text">
      <style:text-properties officeooo:rsid="000d6881"/>
    </style:style>
    <style:style style:name="T3" style:family="text">
      <style:text-properties officeooo:rsid="000efca1"/>
    </style:style>
    <style:style style:name="T4" style:family="text">
      <style:text-properties officeooo:rsid="0010a3e4"/>
    </style:style>
    <style:style style:name="T5" style:family="text">
      <style:text-properties officeooo:rsid="00123324"/>
    </style:style>
    <style:style style:name="T6" style:family="text">
      <style:text-properties officeooo:rsid="00177f23"/>
    </style:style>
    <style:style style:name="T7" style:family="text">
      <style:text-properties officeooo:rsid="001987ac"/>
    </style:style>
    <style:style style:name="T8" style:family="text">
      <style:text-properties officeooo:rsid="00205d3b"/>
    </style:style>
    <style:style style:name="T9" style:family="text">
      <style:text-properties officeooo:rsid="00229232"/>
    </style:style>
    <style:style style:name="T10" style:family="text">
      <style:text-properties officeooo:rsid="00295ebf"/>
    </style:style>
    <style:style style:name="T11" style:family="text">
      <style:text-properties officeooo:rsid="002a8dfa"/>
    </style:style>
    <style:style style:name="T12" style:family="text">
      <style:text-properties officeooo:rsid="002ab2f6"/>
    </style:style>
    <style:style style:name="T13" style:family="text">
      <style:text-properties officeooo:rsid="0039667a"/>
    </style:style>
    <style:style style:name="T14" style:family="text">
      <style:text-properties officeooo:rsid="003bb94b"/>
    </style:style>
    <style:style style:name="T15" style:family="text">
      <style:text-properties officeooo:rsid="003e012d"/>
    </style:style>
    <style:style style:name="T16" style:family="text">
      <style:text-properties officeooo:rsid="00412b04"/>
    </style:style>
    <style:style style:name="T17" style:family="text">
      <style:text-properties officeooo:rsid="0045093b"/>
    </style:style>
    <style:style style:name="T18" style:family="text">
      <style:text-properties officeooo:rsid="0049e3fa"/>
    </style:style>
    <style:style style:name="T19" style:family="text">
      <style:text-properties officeooo:rsid="004f0c76"/>
    </style:style>
    <style:style style:name="T20" style:family="text">
      <style:text-properties officeooo:rsid="0058109a"/>
    </style:style>
    <style:style style:name="T21" style:family="text">
      <style:text-properties officeooo:rsid="005a4f06"/>
    </style:style>
    <style:style style:name="T22" style:family="text">
      <style:text-properties officeooo:rsid="005f4e94"/>
    </style:style>
    <style:style style:name="T23" style:family="text">
      <style:text-properties officeooo:rsid="00622cd0"/>
    </style:style>
    <style:style style:name="T24" style:family="text">
      <style:text-properties officeooo:rsid="0066e959"/>
    </style:style>
    <style:style style:name="T25" style:family="text">
      <style:text-properties officeooo:rsid="0079a4f8"/>
    </style:style>
    <style:style style:name="T26" style:family="text">
      <style:text-properties style:text-position="super 58%" officeooo:rsid="0079a4f8"/>
    </style:style>
    <style:style style:name="T27" style:family="text">
      <style:text-properties style:text-position="0% 100%"/>
    </style:style>
    <style:style style:name="T28" style:family="text">
      <style:text-properties officeooo:rsid="0080e9ab"/>
    </style:style>
    <style:style style:name="T29" style:family="text">
      <style:text-properties officeooo:rsid="0086568b"/>
    </style:style>
    <style:style style:name="T30" style:family="text">
      <style:text-properties officeooo:rsid="008c5ec4"/>
    </style:style>
    <style:style style:name="T31" style:family="text">
      <style:text-properties officeooo:rsid="00995482"/>
    </style:style>
    <style:style style:name="T32" style:family="text">
      <style:text-properties officeooo:rsid="009a71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 2407-4.</text:p>
      <text:p text:style-name="P1"/>
      <text:p text:style-name="P2">Série de 3 cours sur les technologies du web sémantiques.</text:p>
      <text:p text:style-name="P2"/>
      <text:p text:style-name="P2">Le web sémantique : assurer l’interopérabilité des données sur le web. </text:p>
      <text:p text:style-name="P3">Cf le blog de Poupeau : <text:span text:style-name="T1">les petites cases. </text:span></text:p>
      <text:p text:style-name="P3"/>
      <text:p text:style-name="P4">Ajd les technologies du web sémantiques ne permettent plus de s’imposer et de régler tous les problèmes comme on pouvait le penser. </text:p>
      <text:p text:style-name="P5">Il est important d’être capable de critiquer les technologies par rapport aux objectifs que l’on souhaite atteindre.</text:p>
      <text:p text:style-name="P5"/>
      <text:p text:style-name="P6">Modélisation et stockage et un peu d’exposition pour les technologies du web sémantique. Ce sont des technologies qui organisent, modélisent les données. <text:span text:style-name="T2">Ce sont des technologies de back (pas de front avec les interfaces UX etc). </text:span></text:p>
      <text:p text:style-name="P6"/>
      <text:p text:style-name="P7">Qu’est-ce que l’interopérabilité ? </text:p>
      <text:p text:style-name="P8">→ é<text:span text:style-name="T3">changer des données entre des systèmes distants.</text:span></text:p>
      <text:p text:style-name="P9">→ les données soient conformes et partagent des caractéristiques communes. </text:p>
      <text:p text:style-name="P10">Ex : Européana, <text:span text:style-name="T4">on rassemble les métadonnées de collections à travers l’Europe et on utilise les éléments communs de description pour les mettre en relation. </text:span></text:p>
      <text:p text:style-name="P10"><text:span text:style-name="T5">→ Il utilise le standard OAI-PMH <text:s/>manière de mettre à disposition des données et des métadonnées avec un moissonneur. </text:span></text:p>
      <text:p text:style-name="P11"><text:span text:style-name="T4">(OAIS : conservation des données numériques sur le long terme).</text:span></text:p>
      <text:p text:style-name="P12">Objectif : faire communiquer différents systèmes entre eux. Comment gérer cette interopérabilité, quelle granularité pour celle ci ? </text:p>
      <text:p text:style-name="P12"/>
      <text:p text:style-name="P13">Comment assurer l’interopérabilité ?</text:p>
      <text:p text:style-name="P13">→ la conversion/copie. Problème de perte d’information entre les données en entrée et en sortie. Modèle d’interopérabilité le plus courant actuellement . </text:p>
      <text:p text:style-name="P13">→ le plus grand dénominateur commun. <text:span text:style-name="T6">Cela appauvrie fortement les données car on sélectionne pour avoir un nombre défini d’informations. Cela permet de faire sens et assure un certain niveau d’interopérabilité. Il est au coeur d’Europeana avec l’OAI-PHM et le moteur de recherche Isidore. </text:span></text:p>
      <text:p text:style-name="P13">→ le « Hub and Poke ». <text:span text:style-name="T7">L’objectif est de créer du lien entre les données, on se repose sur des référentiels qui font du lien via des mots clefs ou des noms de personnes, des thesaurus (référentiel de noms communs) etc. Le but est d’obtenir une meilleur navigation entre les documents via ces référentiels. </text:span></text:p>
      <text:p text:style-name="P13">→ «Follow your nose » <text:span text:style-name="T8">(coeur du web de donnée et du web sémantique) créer du lien entre toutes les bases et entre toutes les entités dans les bases. </text:span></text:p>
      <text:p text:style-name="P13"/>
      <text:p text:style-name="P14">Selon le projet, les moyens d’assurer l’interopérabilité peuvent varier et se recouper. <text:span text:style-name="T9">Les styles d’interopérabilité ne sont pas exclusifs. </text:span></text:p>
      <text:p text:style-name="P14"/>
      <text:p text:style-name="P15">Les technologies du web sémantique.</text:p>
      <text:p text:style-name="P15"/>
      <text:p text:style-name="P16">Présentation du Knowledge graph de Google. </text:p>
      <text:p text:style-name="P17">Mettre en relation des choses et des entités pour construire du sens et des connaissances. « <text:span text:style-name="T10">introducing the knowledge graph » vidéo youtube sur Google. </text:span></text:p>
      <text:p text:style-name="P17"/>
      <text:p text:style-name="P18">« The need for <text:span text:style-name="T12">S</text:span>emantics in the web », Tim Berners-Lee, 1994 <text:span text:style-name="T12">(année de création du W3C)</text:span>. <text:span text:style-name="T11">Passer d’un web de documents « sans relief » peu compréhensible par les machines à un web de choses </text:span><text:soft-page-break/><text:span text:style-name="T11">relié à la réalité et compréhensible par les machines. C’est en reliant les choses, en contextualisant qu’on peut structurer le monde réel dans le web et ainsi créer de la connaissance.</text:span></text:p>
      <text:p text:style-name="P18"/>
      <text:p text:style-name="P19">Définition du web sémantique par Tim Berners-Lee : c’est un web de données, une base de données globale, l’objectif est de proposer sur le web une énorme base de donnée. </text:p>
      <text:p text:style-name="P19"/>
      <text:p text:style-name="P20">Comment ça marche ? </text:p>
      <text:p text:style-name="P21">On s’appuie sur le graphe pour relier les entités.</text:p>
      <text:p text:style-name="P22">La table impose de créer des tables de relations pour pouvoir unir des informations et des entités. Ç<text:span text:style-name="T13">a ne ressemble pas au monde réel, on a un formalisme pour organiser les données. </text:span></text:p>
      <text:p text:style-name="P23">Le graphe est le modèle le plus proche du fonctionnement du monde réel. C’est un modèle souple, logique et simple pour penser les choses. Mais ces forces sont aussi ces faiblesses. </text:p>
      <text:p text:style-name="P24">On a des arcs et des nœuds (entités et choses) et on fait des liens orientés et typés entre les choses pour définir les relations entre ces choses. <text:span text:style-name="T14">Il faut coller au monde réel plus qu’à l’applicatif. </text:span></text:p>
      <text:p text:style-name="P24"/>
      <text:p text:style-name="P25">Le graphe n’est pas cadré, il peut toujours évoluer et organiquement il monte en charge en permanence. <text:span text:style-name="T15">Le graphe est plus explicit que la table. </text:span></text:p>
      <text:p text:style-name="P26">Un texte c’est un arbre logique avec une structure, on ne peut pas l’exprimer sous forme d’un graphe. </text:p>
      <text:p text:style-name="P26"/>
      <text:p text:style-name="P27">Certains graphes sont non orientés (pas de flèches). </text:p>
      <text:p text:style-name="P27">Il existe des property graphs qui expriment des informations sur les relations, <text:span text:style-name="T16">notamment le contexte dans lequel l’information est vrai (start date/end date). </text:span></text:p>
      <text:p text:style-name="P27"/>
      <text:p text:style-name="P28">Comment placer le graph à l’intérieur du web ? </text:p>
      <text:p text:style-name="P29">On a besoin d’un mécanisme de communication (http), mécanisme d’indentification (URI) et un mécanisme de structuration (RDF).</text:p>
      <text:p text:style-name="P29"/>
      <text:p text:style-name="P30">Http + URI = techno de base du web.</text:p>
      <text:p text:style-name="P30">RDF = base du web de donnée. </text:p>
      <text:p text:style-name="P30">Http + URI + RDF = <text:s/>web sémantique.</text:p>
      <text:p text:style-name="P30"/>
      <text:p text:style-name="P30">Tim Berners-Lee = <text:s/>inventeur du web. </text:p>
      <text:p text:style-name="P30">Vinton Cerf = inventeur de TCP/IP, <text:span text:style-name="T17">couche basse d’internet. </text:span></text:p>
      <text:p text:style-name="P31">Internet est un modèle en couche. </text:p>
      <text:p text:style-name="P31">Eternet + wi-fi à la base pour faire des liaisons. </text:p>
      <text:p text:style-name="P32">Réseau = IP (IPv4/IPv6), les internet protocol. </text:p>
      <text:p text:style-name="P33">Transport = TCP (transport control protocol) et UDP (user datagram protocol)</text:p>
      <text:p text:style-name="P33">Application = Ssh, HTTP, SMTP, DNS, SNMP. </text:p>
      <text:p text:style-name="P33"/>
      <text:p text:style-name="P34">Web = http</text:p>
      <text:p text:style-name="P34">Transport et réseau = internet. </text:p>
      <text:p text:style-name="P34"/>
      <text:p text:style-name="P34"/>
      <text:p text:style-name="P35">Les bases de l’architecture du web.</text:p>
      <text:p text:style-name="P35">Les ressources sont identifiées par une URI. <text:span text:style-name="T18">Les URL sont des types d’URI qui identifie une page web. Une URI peut identifier tout ce qu’on veut, même des choses abstraites. ON peut avoir une ou plusieurs représentations attachées à une URI. La page web est une représentation de la ressource à laquelle on accède via un lien hypertexte. </text:span></text:p>
      <text:p text:style-name="P35"/>
      <text:p text:style-name="P36">Une entité du graphe est une ressource, <text:span text:style-name="T19">elle a une URI pour l’identifier. L’idée est de pouvoir identifier des ressources dans le graphes et au mieux de toutes les identifier. </text:span></text:p>
      <text:p text:style-name="P37"><text:soft-page-break/>Comment construire une URI ? </text:p>
      <text:p text:style-name="P37">Syntaxe normalisée : le schème (http/ftp/fstp/smtp) qui indique le réseau dans lequel se positionne la ressource.</text:p>
      <text:p text:style-name="P38">Autorité nommante, gérer par le schème. Chaque schème a son mécanisme de gestion des autorités.</text:p>
      <text:p text:style-name="P39">DNS est le protocole qui associe le nom de domaine à l’adresse IP du serveur sur lequel se trouve la donnée. <text:span text:style-name="T20">(DNS racine ou serveur racine, il y en a quelques centaines dans le monde et ce sont les plus attaqué au monde par les hackeurs pour faire tomber une partie du web). </text:span></text:p>
      <text:p text:style-name="P40">Chemin : chemin vers la ressource que l’on veut identifier. </text:p>
      <text:p text:style-name="P41">Toutes les URI ne sont pas localisables de manières physique. ARK est un protocole de réseau virtuel pour identifier des ressources indépendamment du protocole. <text:span text:style-name="T21">Pour accéder à la ressource, on retrouve des Http devant. DOI est un mécanisme d’identification des articles scientifiques → sans le http, on optimise la viabilité dans le temps de cet article. </text:span></text:p>
      <text:p text:style-name="P41"/>
      <text:p text:style-name="P42">Maintenir et gérer des identifiants dans le temps.</text:p>
      <text:p text:style-name="P42">Les systèmes normalisés sont plus pérein<text:span text:style-name="T22">es</text:span> dans le temps <text:span text:style-name="T22">mais il faut anticiper les cas de disparition d’une ressource et de fusion de plusieurs ressources. </text:span></text:p>
      <text:p text:style-name="P43">La pérennité est reconnue comme une problématique organisationnelle, <text:span text:style-name="T23">qui repose sur la capacité à imprimer au sein d’une organisation la volonté de s’engager à garantir cette pérennité, et donc à déployer les processus et les moyens qui s’imposent. </text:span></text:p>
      <text:p text:style-name="P44">Dans une organisation donnée, il faut établir une manière d’identifier et s’y tenir. </text:p>
      <text:p text:style-name="P44"/>
      <text:p text:style-name="P45">Comment mettre en relation les ressources ? </text:p>
      <text:p text:style-name="P46">Logique des prédicats du premier ordre.</text:p>
      <text:p text:style-name="P47">RDF et le principe du triplet (phrase simple : sujet, verbe, complément). Exprimer les connaissances sous forme d’un sujet, prédicat, objet. <text:span text:style-name="T24">Pour identifier chaque élément, on utilise des URI donc des ressources. Cela permet d’éviter les imprécisions. Les objets peuvent être des chaines de caractères pour les besoins des UX. Le multi-linguisme est inclus dans RDF. On peut aussi typer la chaine de caractères. La relation peut être documenté au sein du graphe. </text:span></text:p>
      <text:p text:style-name="P47"/>
      <text:p text:style-name="P47"><text:span text:style-name="T24">La structure de la donnée fait partie de la donnée elle-même (c’est le seul cas qui fonctionne de la sorte). </text:span></text:p>
      <text:p text:style-name="P48">Tous les triplets mis dans une base forme un graphe. </text:p>
      <text:p text:style-name="P49">RDF est un mécanisme qui exprime des triplets sous forme de graphe orienté en identifiant des ressources et des URI. </text:p>
      <text:p text:style-name="P49"/>
      <text:p text:style-name="P50">Web de donnée ou linked open data. </text:p>
      <text:p text:style-name="P50">Manière d’utiliser les technologies du web sémantique dans le web. </text:p>
      <text:p text:style-name="P51">Chaque organisation qui veut participer à ce mouvement va relier les différents objets qu’il gère en interne et ensuite les relier aux autres données du web. </text:p>
      <text:p text:style-name="P52">Le début du web de donnée est 2007, chaque bulle est une organisation qui s’est conformé aux règles Rdf et les relations entre les organisations. </text:p>
      <text:p text:style-name="P52"/>
      <text:p text:style-name="P53">Principes du web de donnée : </text:p>
      <text:p text:style-name="P53">→ utiliser des URI pour chaque chose qui doit être exposée. </text:p>
      <text:p text:style-name="P53">→ URI accessible par http via la négociation de contenu.</text:p>
      <text:p text:style-name="P53">→ renvoyer et donner accès à l’explication de ce qu’est cet objet en utilisant le formalisme RDF <text:span text:style-name="T25">(on peut faire des requêtes avec SPARQL → 3</text:span><text:span text:style-name="T26">e</text:span><text:span text:style-name="T25"> cours). </text:span></text:p>
      <text:p text:style-name="P54">→ j’exprime l’URI des objets liés. </text:p>
      <text:p text:style-name="P54"/>
      <text:p text:style-name="P55">La négociation de contenu. </text:p>
      <text:p text:style-name="P55">Derrière une URL en http, on fait un certains nombres d’actions selon le lieu d’où vient la requête. URI non informationnelle : entité elle-même. Pour les humains on affichera du text/html <text:soft-page-break/>(représentation de l’entité en HTML → URI informationnelle), pour les machines en application/RDF+XML (représentation de l’entité avec une sérialisation de RDF → URI informaitonnelle).</text:p>
      <text:p text:style-name="P55"/>
      <text:p text:style-name="P56">BDPEDIA, le pionnier. <text:span text:style-name="T28">Récupération des données structurées dans Wikipédia, car chaque page représente une entité donc une URI et contient des informations structurées qui pourrait facilement devenir des triplets. </text:span></text:p>
      <text:p text:style-name="P56"/>
      <text:p text:style-name="P57">On veut améliorer la recherche d’information avec les triplets (cf les motivations de Google), <text:span text:style-name="T29">récupérer des données, créer de l’interopérabilité et de la cohérence dans une système. </text:span></text:p>
      <text:p text:style-name="P57"/>
      <text:p text:style-name="P58">J’ai décroché il y a longtemps…. </text:p>
      <text:p text:style-name="P58"/>
      <text:p text:style-name="P59">Pourquoi le web sémantique ne s’est pas généralisé ? Le système du graphe montre bcp trop vite en charge et rien ne permet de passer à l’échelle. <text:span text:style-name="T30">Complexité de ces techniques pour les développeurs car en plus du graphe, il faut les ontologie et le langage de requête SPARQL qui demande en soit une formation spécifique donc les développeurs ne se sont pas appropriées ces technologies et les ont rejeté. Il y a très peu de développeurs qui connaissent ces techno et les applique (1 société en France pour le tarif). </text:span></text:p>
      <text:p text:style-name="P59"/>
      <text:p text:style-name="P60">Limite du modèle RDF : la contextualisation du modèle à un moment T. </text:p>
      <text:p text:style-name="P60"/>
      <text:p text:style-name="P61">La promesse du web sémantique est de gérer l’interopérabilité entre les systèmes mais il faut quand même convertir et interpréter des documents donc les remodifier/convertir. </text:p>
      <text:p text:style-name="P61"/>
      <text:p text:style-name="P62">Cf le gouffre de la désillusion après l’attrait de la nouvelle techno quand on comprend les limites. Puis plateau de productivité : on sais ce que fait vraiment la techno et on peut donc l’utiliser correctement. </text:p>
      <text:p text:style-name="P62"/>
      <text:p text:style-name="P63">Le web sémantique= place central des référentiels, remise e cause des modèles existants et libérer les données des usages. </text:p>
      <text:p text:style-name="P63"/>
      <text:p text:style-name="P64">Les usages confirmés du web sémantique :</text:p>
      <text:p text:style-name="P65"><text:span text:style-name="T31">→ </text:span>exposition des données, </text:p>
      <text:p text:style-name="P65"><text:span text:style-name="T31">→ </text:span>schema.org et JSON-LD, </text:p>
      <text:p text:style-name="P65"><text:span text:style-name="T31">→ </text:span>Wikidata <text:span text:style-name="T32">(base de connaissances structurés mais pas en RDF). </text:span></text:p>
      <text:p text:style-name="P64"/>
      <text:p text:style-name="P66">J’ai re-décroché. Mais j’ai le minimum vital en note. Enfin, je crois… </text:p>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08:14:24.663019977</meta:creation-date>
    <dc:date>2019-01-15T12:32:53.118844096</dc:date>
    <meta:editing-duration>PT3H16M56S</meta:editing-duration>
    <meta:editing-cycles>134</meta:editing-cycles>
    <meta:generator>LibreOffice/5.3.7.2$MacOSX_X86_64 LibreOffice_project/6b8ed514a9f8b44d37a1b96673cbbdd077e24059</meta:generator>
    <meta:document-statistic meta:table-count="0" meta:image-count="0" meta:object-count="0" meta:page-count="4" meta:paragraph-count="91" meta:word-count="1747" meta:character-count="10625" meta:non-whitespace-character-count="8897"/>
  </office:meta>
</office:document-meta>
</file>